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9900" draw:fill-color="#ffffff" draw:textarea-horizontal-align="justify" draw:textarea-vertical-align="middle" draw:auto-grow-height="false" fo:min-height="2.044cm" fo:min-width="3.06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3.31cm"/>
    </style:style>
    <style:style style:name="gr3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57cm" fo:min-width="1.343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0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cc0000" draw:fill-color="#ffffff" draw:textarea-horizontal-align="justify" draw:textarea-vertical-align="middle" draw:auto-grow-height="false" fo:min-height="2.29cm" fo:min-width="3.31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2cm" svg:x="8.747cm" svg:y="2.268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2.54cm" svg:x="8.62cm" svg:y="6.08cm">
          <text:p text:style-name="P1"><text:span text:style-name="T1">Create</text:span></text:p>
          <text:p text:style-name="P1"><text:span text:style-name="T1">Server</text:span></text:p>
          <text:p text:style-name="P1"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2.54cm" svg:x="8.62cm" svg:y="9.89cm">
          <text:p text:style-name="P1"><text:span text:style-name="T1">Create</text:span></text:p>
          <text:p text:style-name="P1"><text:span text:style-name="T1">Lobby</text:span></text:p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525cm" svg:y1="4.81cm" svg:x2="10.525cm" svg:y2="6.08cm">
          <text:p/>
        </draw:line>
        <draw:line draw:style-name="gr3" draw:text-style-name="P3" draw:layer="layout" svg:x1="10.525cm" svg:y1="8.62cm" svg:x2="10.525cm" svg:y2="9.89cm">
          <text:p/>
        </draw:line>
        <draw:custom-shape draw:style-name="gr4" draw:text-style-name="P2" draw:layer="layout" svg:width="3.683cm" svg:height="2.413cm" svg:x="8.62cm" svg:y="13.7cm">
          <text:p text:style-name="P4"><text:span text:style-name="T1">Read</text:span></text:p>
          <text:p text:style-name="P4"><text:span text:style-name="T1">From</text:span></text:p>
          <text:p text:style-name="P4"><text:span text:style-name="T1">Socke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0.525cm" svg:y1="12.43cm" svg:x2="10.525cm" svg:y2="13.7cm">
          <text:p/>
        </draw:line>
        <draw:line draw:style-name="gr5" draw:text-style-name="P3" draw:layer="layout" svg:x1="8.62cm" svg:y1="14.899cm" svg:x2="7.35cm" svg:y2="14.899cm">
          <text:p/>
        </draw:line>
        <draw:line draw:style-name="gr5" draw:text-style-name="P3" draw:layer="layout" svg:x1="7.35cm" svg:y1="14.843cm" svg:x2="7.35cm" svg:y2="12.811cm">
          <text:p/>
        </draw:line>
        <draw:line draw:style-name="gr3" draw:text-style-name="P3" draw:layer="layout" svg:x1="7.35cm" svg:y1="12.811cm" svg:x2="10.525cm" svg:y2="12.811cm">
          <text:p/>
        </draw:line>
        <draw:frame draw:style-name="gr6" draw:text-style-name="P5" draw:layer="layout" svg:width="0.972cm" svg:height="0.657cm" svg:x="7.521cm" svg:y="14.059cm">
          <draw:text-box>
            <text:p><text:span text:style-name="T1">No</text:span></text:p>
          </draw:text-box>
        </draw:frame>
        <draw:custom-shape draw:style-name="gr4" draw:text-style-name="P2" draw:layer="layout" svg:width="3.683cm" svg:height="2.413cm" svg:x="8.62cm" svg:y="17.51cm">
          <text:p text:style-name="P4"><text:span text:style-name="T1">From</text:span></text:p>
          <text:p text:style-name="P4"><text:span text:style-name="T1">New </text:span></text:p>
          <text:p text:style-name="P4"><text:span text:style-name="T1">Clie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0.525cm" svg:y1="16.113cm" svg:x2="10.525cm" svg:y2="17.51cm">
          <text:p/>
        </draw:line>
        <draw:frame draw:style-name="gr7" draw:text-style-name="P5" draw:layer="layout" svg:width="1.107cm" svg:height="0.657cm" svg:x="10.561cm" svg:y="16.367cm">
          <draw:text-box>
            <text:p text:style-name="P6"><text:span text:style-name="T1">Yes</text:span></text:p>
          </draw:text-box>
        </draw:frame>
        <draw:custom-shape draw:style-name="gr2" draw:text-style-name="P2" draw:layer="layout" svg:width="3.81cm" svg:height="2.54cm" svg:x="3.54cm" svg:y="17.51cm">
          <text:p text:style-name="P1"><text:span text:style-name="T1">Accept New Client</text:span></text:p>
          <text:p text:style-name="P1"><text:span text:style-name="T1">And Create 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81cm" svg:height="2.54cm" svg:x="3.54cm" svg:y="21.32cm">
          <text:p text:style-name="P1"><text:span text:style-name="T1">Add Client to</text:span></text:p>
          <text:p text:style-name="P1"><text:span text:style-name="T1">Connection List</text:span></text:p>
          <text:p text:style-name="P1"><text:span text:style-name="T1">And GoTo</text:span></text:p>
          <text:p text:style-name="P1"><text:span text:style-name="T1">Welcome (Lobby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62cm" svg:y1="18.78cm" svg:x2="7.35cm" svg:y2="18.78cm">
          <text:p/>
        </draw:line>
        <draw:line draw:style-name="gr3" draw:text-style-name="P3" draw:layer="layout" svg:x1="5.445cm" svg:y1="20.05cm" svg:x2="5.445cm" svg:y2="21.32cm">
          <text:p/>
        </draw:line>
        <draw:frame draw:style-name="gr7" draw:text-style-name="P5" draw:layer="layout" svg:width="1.107cm" svg:height="0.657cm" svg:x="7.604cm" svg:y="17.891cm">
          <draw:text-box>
            <text:p><text:span text:style-name="T1">Yes</text:span></text:p>
          </draw:text-box>
        </draw:frame>
        <draw:custom-shape draw:style-name="gr2" draw:text-style-name="P2" draw:layer="layout" svg:width="3.81cm" svg:height="2.54cm" svg:x="13.7cm" svg:y="17.51cm">
          <text:p text:style-name="P1"><text:span text:style-name="T1">Recieve the Message</text:span></text:p>
          <text:p text:style-name="P1"><text:span text:style-name="T1">From Known</text:span></text:p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303cm" svg:y1="18.78cm" svg:x2="13.7cm" svg:y2="18.78cm">
          <text:p/>
        </draw:line>
        <draw:custom-shape draw:style-name="gr4" draw:text-style-name="P2" draw:layer="layout" svg:width="3.683cm" svg:height="2.413cm" svg:x="13.7cm" svg:y="21.32cm">
          <text:p text:style-name="P4"><text:span text:style-name="T1">Is</text:span></text:p>
          <text:p text:style-name="P4"><text:span text:style-name="T1">Message</text:span></text:p>
          <text:p text:style-name="P4"><text:span text:style-name="T1">Vali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5.478cm" svg:y1="20.05cm" svg:x2="15.478cm" svg:y2="21.32cm">
          <text:p/>
        </draw:line>
        <draw:custom-shape draw:style-name="gr8" draw:text-style-name="P2" draw:layer="layout" svg:width="3.81cm" svg:height="2.54cm" svg:x="8.62cm" svg:y="21.32cm">
          <text:p text:style-name="P1"><text:span text:style-name="T1">Handle the Message</text:span></text:p>
          <text:p text:style-name="P1"><text:span text:style-name="T1">GoTo Handler</text:span></text:p>
          <text:p text:style-name="P1"><text:span text:style-name="T1">(Lobby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7cm" svg:y1="22.59cm" svg:x2="12.43cm" svg:y2="22.59cm">
          <text:p/>
        </draw:line>
        <draw:custom-shape draw:style-name="gr2" draw:text-style-name="P2" draw:layer="layout" svg:width="3.81cm" svg:height="2.54cm" svg:x="13.7cm" svg:y="25.13cm">
          <text:p text:style-name="P1"><text:span text:style-name="T1">Close the Socket</text:span></text:p>
          <text:p text:style-name="P1"><text:span text:style-name="T1">And Remove From</text:span></text:p>
          <text:p text:style-name="P1"><text:span text:style-name="T1">Connection Lis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478cm" svg:y1="23.733cm" svg:x2="15.478cm" svg:y2="25.003cm">
          <text:p/>
        </draw:line>
        <draw:frame draw:style-name="gr7" draw:text-style-name="P5" draw:layer="layout" svg:width="0.972cm" svg:height="0.657cm" svg:x="12.43cm" svg:y="18.018cm">
          <draw:text-box>
            <text:p><text:span text:style-name="T1">No</text:span></text:p>
          </draw:text-box>
        </draw:frame>
        <draw:frame draw:style-name="gr7" draw:text-style-name="P5" draw:layer="layout" svg:width="1.107cm" svg:height="0.657cm" svg:x="12.811cm" svg:y="21.701cm">
          <draw:text-box>
            <text:p><text:span text:style-name="T1">Yes</text:span></text:p>
          </draw:text-box>
        </draw:frame>
        <draw:frame draw:style-name="gr7" draw:text-style-name="P5" draw:layer="layout" svg:width="0.972cm" svg:height="0.657cm" svg:x="15.605cm" svg:y="23.987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321 3493" svg:d="M1321 3493h-1321l661-349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4M32S</meta:editing-duration>
    <meta:editing-cycles>3</meta:editing-cycles>
    <meta:generator>LibreOffice/4.4.5.2$Windows_x86 LibreOffice_project/a22f674fd25a3b6f45bdebf25400ed2adff0ff99</meta:generator>
    <dc:date>2018-06-02T10:41:00.286000000</dc:date>
    <meta:document-statistic meta:object-count="30"/>
  </office:meta>
</office:document-meta>
</file>